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CA LINARES, JEAN CARLO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79416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CA LINARES, JEAN CARLO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7941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3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3/08/2021</text:p>
          </table:table-cell>
          <table:table-cell table:style-name="Tabla2.A2" office:value-type="string">
            <text:p text:style-name="P9">41822624</text:p>
          </table:table-cell>
          <table:table-cell table:style-name="Tabla2.A2" office:value-type="string">
            <text:p text:style-name="P9">35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OFIA SIPIRAM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2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1:31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